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9">
      <style:paragraph-properties fo:text-align="start" style:justify-single-word="false"/>
    </style:style>
    <style:style style:name="P4" style:family="paragraph" style:parent-style-name="Standard" style:list-style-name="L10">
      <style:paragraph-properties fo:text-align="start" style:justify-single-word="false"/>
    </style:style>
    <style:style style:name="P5" style:family="paragraph" style:parent-style-name="Standard" style:list-style-name="L11">
      <style:paragraph-properties fo:text-align="start" style:justify-single-word="false"/>
    </style:style>
    <style:style style:name="P6" style:family="paragraph" style:parent-style-name="Standard" style:list-style-name="L12">
      <style:paragraph-properties fo:text-align="start" style:justify-single-word="false"/>
    </style:style>
    <style:style style:name="P7" style:family="paragraph" style:parent-style-name="Standard" style:list-style-name="L13">
      <style:paragraph-properties fo:text-align="start" style:justify-single-word="false"/>
    </style:style>
    <style:style style:name="P8" style:family="paragraph" style:parent-style-name="Standard" style:list-style-name="L14">
      <style:paragraph-properties fo:text-align="start" style:justify-single-word="false"/>
    </style:style>
    <style:style style:name="P9" style:family="paragraph" style:parent-style-name="Standard" style:list-style-name="L15">
      <style:paragraph-properties fo:text-align="start" style:justify-single-word="false"/>
    </style:style>
    <style:style style:name="P10" style:family="paragraph" style:parent-style-name="Standard" style:list-style-name="L16">
      <style:paragraph-properties fo:text-align="start" style:justify-single-word="false"/>
    </style:style>
    <style:style style:name="P11" style:family="paragraph" style:parent-style-name="Standard" style:list-style-name="L17">
      <style:paragraph-properties fo:text-align="start" style:justify-single-word="false"/>
    </style:style>
    <style:style style:name="P12" style:family="paragraph" style:parent-style-name="Standard" style:list-style-name="L18">
      <style:paragraph-properties fo:text-align="start" style:justify-single-word="false"/>
    </style:style>
    <style:style style:name="P13" style:family="paragraph" style:parent-style-name="Standard" style:list-style-name="L19">
      <style:paragraph-properties fo:text-align="start" style:justify-single-word="false"/>
    </style:style>
    <style:style style:name="P14" style:family="paragraph" style:parent-style-name="Standard" style:list-style-name="L20">
      <style:paragraph-properties fo:text-align="start" style:justify-single-word="false"/>
    </style:style>
    <style:style style:name="P15" style:family="paragraph" style:parent-style-name="Standard" style:list-style-name="L21">
      <style:paragraph-properties fo:text-align="start" style:justify-single-word="false"/>
    </style:style>
    <style:style style:name="P16" style:family="paragraph" style:parent-style-name="Standard" style:list-style-name="L22">
      <style:paragraph-properties fo:text-align="start" style:justify-single-word="false"/>
    </style:style>
    <style:style style:name="P17" style:family="paragraph" style:parent-style-name="Standard" style:list-style-name="L23">
      <style:paragraph-properties fo:text-align="start" style:justify-single-word="false"/>
    </style:style>
    <style:style style:name="P18" style:family="paragraph" style:parent-style-name="Standard" style:list-style-name="L24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0">Chapter 2 Notes</text:p>
      <text:p text:style-name="P19">Chapter 2</text:p>
      <text:p text:style-name="P1">SW Process: Set of related activities that leads to the production of a software product.</text:p>
      <text:list xml:id="list742062038" text:style-name="L1">
        <text:list-item>
          <text:p text:style-name="P2">Specification</text:p>
        </text:list-item>
        <text:list-item>
          <text:p text:style-name="P2">Development</text:p>
        </text:list-item>
        <text:list-item>
          <text:p text:style-name="P2">Validation</text:p>
        </text:list-item>
        <text:list-item>
          <text:p text:style-name="P2">Evolution</text:p>
        </text:list-item>
      </text:list>
      <text:p text:style-name="P1"/>
      <text:p text:style-name="P1">2 Different Categories for SW Processes:</text:p>
      <text:list xml:id="list2106876941" text:style-name="L9">
        <text:list-item>
          <text:p text:style-name="P3">Plan-driven</text:p>
          <text:list>
            <text:list-item>
              <text:p text:style-name="P3">All of the process activities are planned in advance and progress is measured against this plan</text:p>
            </text:list-item>
          </text:list>
        </text:list-item>
        <text:list-item>
          <text:p text:style-name="P3">Agile Processes</text:p>
          <text:list>
            <text:list-item>
              <text:p text:style-name="P3">Planning is incremental and it is easier to change the process to reflect changing customer requirements.</text:p>
            </text:list-item>
          </text:list>
        </text:list-item>
      </text:list>
      <text:p text:style-name="P1"/>
      <text:p text:style-name="P1">Process Models</text:p>
      <text:list xml:id="list495019999" text:style-name="L10">
        <text:list-item>
          <text:p text:style-name="P4">Waterfall Model</text:p>
          <text:list>
            <text:list-item>
              <text:p text:style-name="P4">Takes the fundamental process activites of specification, development, validation, and evolution and represents them as process pahses such as:</text:p>
              <text:list>
                <text:list-item>
                  <text:p text:style-name="P4">Requirements Definition</text:p>
                </text:list-item>
                <text:list-item>
                  <text:p text:style-name="P4">System and Software Design (design the entire architecture)</text:p>
                </text:list-item>
                <text:list-item>
                  <text:p text:style-name="P4">Implementation and Unit Testing </text:p>
                </text:list-item>
                <text:list-item>
                  <text:p text:style-name="P4">Integration and System Testing (all the programs are integrated and tested)</text:p>
                </text:list-item>
                <text:list-item>
                  <text:p text:style-name="P4">Operation and Maintainance (put into use in market and any bugs are corrected)</text:p>
                </text:list-item>
              </text:list>
            </text:list-item>
            <text:list-item>
              <text:p text:style-name="P4">It is Plan-driven</text:p>
            </text:list-item>
            <text:list-item>
              <text:p text:style-name="P4">Each phase depends on the previous phase</text:p>
            </text:list-item>
            <text:list-item>
              <text:p text:style-name="P4">Weakness: its inflexible to partition the project into distinct phases, commitments must be made at an early stage in the process.</text:p>
            </text:list-item>
            <text:list-item>
              <text:p text:style-name="P4">This should only be used when requirements are well understood and unlikely to change radically during development.</text:p>
            </text:list-item>
          </text:list>
        </text:list-item>
      </text:list>
      <text:list xml:id="list1413091416" text:style-name="L11">
        <text:list-item>
          <text:p text:style-name="P5">Incremental Developments</text:p>
          <text:list>
            <text:list-item>
              <text:p text:style-name="P5">Interleaves the activities of specification, development, and validation. The systems are developed as a series of version (increments), with each version adding functionality to the previous version</text:p>
            </text:list-item>
            <text:list-item>
              <text:p text:style-name="P5">Is Agile-Driven</text:p>
            </text:list-item>
            <text:list-item>
              <text:p text:style-name="P5">Developing an initial implementation, exposing this to user comment and evolving it through several versions until an adequate system has been develop.</text:p>
            </text:list-item>
            <text:list-item>
              <text:p text:style-name="P5">Specification, Development, and Validation activities are interleaved rather than separate. </text:p>
            </text:list-item>
            <text:list-item>
              <text:p text:style-name="P5">Advantages: Cheaper and easier to make changes, don't have to define all requirements in the beginning, rapid delivery, and easier to get customer feedback</text:p>
            </text:list-item>
            <text:list-item>
              <text:p text:style-name="P5">Disadvantages: It is not feasible to create documents for each release and System structure tends to degrade as new incremented are added</text:p>
            </text:list-item>
          </text:list>
        </text:list-item>
      </text:list>
      <text:list xml:id="list1980253607" text:style-name="L12">
        <text:list-item>
          <text:p text:style-name="P6">Reuse-oriented Software Engineering</text:p>
          <text:list>
            <text:list-item>
              <text:p text:style-name="P6">Based on the existence of a significant number of reusable components. The SW development process focuses on integrating these components into a system rather than developing them from scratch.</text:p>
            </text:list-item>
            <text:list-item>
              <text:p text:style-name="P6">Phases</text:p>
              <text:list>
                <text:list-item>
                  <text:p text:style-name="P6"><text:soft-page-break/>Requirements Specification</text:p>
                </text:list-item>
                <text:list-item>
                  <text:p text:style-name="P6">Component Analysis</text:p>
                  <text:list>
                    <text:list-item>
                      <text:p text:style-name="P6">Search for component to implement the specification</text:p>
                    </text:list-item>
                  </text:list>
                </text:list-item>
                <text:list-item>
                  <text:p text:style-name="P6">Requirements Modification</text:p>
                  <text:list>
                    <text:list-item>
                      <text:p text:style-name="P6">Requirements modified to suit the component analyzed</text:p>
                    </text:list-item>
                  </text:list>
                </text:list-item>
                <text:list-item>
                  <text:p text:style-name="P6">System Design with Reuse</text:p>
                  <text:list>
                    <text:list-item>
                      <text:p text:style-name="P6">System is designed or an existing framework is reused</text:p>
                    </text:list-item>
                  </text:list>
                </text:list-item>
                <text:list-item>
                  <text:p text:style-name="P6">Development and Integration</text:p>
                </text:list-item>
                <text:list-item>
                  <text:p text:style-name="P6">System Validation</text:p>
                </text:list-item>
              </text:list>
            </text:list-item>
          </text:list>
        </text:list-item>
        <text:list-item>
          <text:p text:style-name="P6">Examples of Reusable Components</text:p>
        </text:list-item>
      </text:list>
      <text:list xml:id="list387159846" text:style-name="L13">
        <text:list-item>
          <text:list>
            <text:list-item>
              <text:p text:style-name="P7">Web services</text:p>
            </text:list-item>
            <text:list-item>
              <text:p text:style-name="P7">Packages in .NET or j2EE</text:p>
            </text:list-item>
            <text:list-item>
              <text:p text:style-name="P7">Stand-alone systems</text:p>
            </text:list-item>
          </text:list>
        </text:list-item>
      </text:list>
      <text:list xml:id="list165189729" text:style-name="L14">
        <text:list-item>
          <text:p text:style-name="P8">Advantages</text:p>
          <text:list>
            <text:list-item>
              <text:p text:style-name="P8">Reduces the amount of software to be developed and reducing costs and risks</text:p>
            </text:list-item>
          </text:list>
        </text:list-item>
        <text:list-item>
          <text:p text:style-name="P8">Disadvantages</text:p>
          <text:list>
            <text:list-item>
              <text:p text:style-name="P8">Control is lost over components that are reused</text:p>
            </text:list-item>
          </text:list>
        </text:list-item>
      </text:list>
      <text:p text:style-name="P1"/>
      <text:p text:style-name="P1">Process Activities</text:p>
      <text:list xml:id="list639222498" text:style-name="L15">
        <text:list-item>
          <text:p text:style-name="P9">SW Specification</text:p>
          <text:list>
            <text:list-item>
              <text:p text:style-name="P9">The process of understanding and defining what services are required from the system and identifying the constraint on the systems operation and development</text:p>
            </text:list-item>
            <text:list-item>
              <text:p text:style-name="P9">Presented at 2 levels</text:p>
              <text:list>
                <text:list-item>
                  <text:p text:style-name="P9">End-users and Customer</text:p>
                </text:list-item>
                <text:list-item>
                  <text:p text:style-name="P9">Developers</text:p>
                </text:list-item>
              </text:list>
            </text:list-item>
            <text:list-item>
              <text:p text:style-name="P9">4 Main Activities</text:p>
              <text:list>
                <text:list-item>
                  <text:p text:style-name="P9">Feasibility study</text:p>
                  <text:list>
                    <text:list-item>
                      <text:p text:style-name="P9">Decides whether it is feasible to go ahead with a more detailed analysis</text:p>
                    </text:list-item>
                  </text:list>
                </text:list-item>
                <text:list-item>
                  <text:p text:style-name="P9">Requirements elicitation and analysis</text:p>
                  <text:list>
                    <text:list-item>
                      <text:p text:style-name="P9">Other existing systems are inspected and discussions with potential users occur here</text:p>
                    </text:list-item>
                  </text:list>
                </text:list-item>
                <text:list-item>
                  <text:p text:style-name="P9">Requirements specification</text:p>
                  <text:list>
                    <text:list-item>
                      <text:p text:style-name="P9">Translating the information gathered in previous stage into a document (1 is User Requirements for the customer and 1 is System Requirements for the developers)</text:p>
                    </text:list-item>
                  </text:list>
                </text:list-item>
                <text:list-item>
                  <text:p text:style-name="P9">Requirements Validation</text:p>
                  <text:list>
                    <text:list-item>
                      <text:p text:style-name="P9">Requirements are checked for realism, consistency, and completenes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Software Design and Implementation</text:p>
          <text:list>
            <text:list-item>
              <text:p text:style-name="P9">Design Inputs</text:p>
              <text:list>
                <text:list-item>
                  <text:p text:style-name="P9">Platform Information</text:p>
                </text:list-item>
                <text:list-item>
                  <text:p text:style-name="P9">Requirements Specification</text:p>
                </text:list-item>
                <text:list-item>
                  <text:p text:style-name="P9">Data Description</text:p>
                </text:list-item>
              </text:list>
            </text:list-item>
            <text:list-item>
              <text:p text:style-name="P9">Design Activities</text:p>
              <text:list>
                <text:list-item>
                  <text:p text:style-name="P9">Architectural Design</text:p>
                  <text:list>
                    <text:list-item>
                      <text:p text:style-name="P9">Design the overall structure of the system and the components it will use and their relationships</text:p>
                    </text:list-item>
                  </text:list>
                </text:list-item>
                <text:list-item>
                  <text:p text:style-name="P9">Interface Design</text:p>
                  <text:list>
                    <text:list-item>
                      <text:p text:style-name="P9">Define the interface between components</text:p>
                    </text:list-item>
                  </text:list>
                </text:list-item>
                <text:list-item>
                  <text:p text:style-name="P9">Component Design</text:p>
                  <text:list>
                    <text:list-item>
                      <text:p text:style-name="P9">Design how each component will operate</text:p>
                    </text:list-item>
                  </text:list>
                </text:list-item>
                <text:list-item>
                  <text:p text:style-name="P9">Database Design</text:p>
                  <text:list>
                    <text:list-item>
                      <text:p text:style-name="P9"><text:soft-page-break/>Design system data structures and how to represent these in a DB</text:p>
                    </text:list-item>
                  </text:list>
                </text:list-item>
              </text:list>
            </text:list-item>
            <text:list-item>
              <text:p text:style-name="P9">Design Outputs</text:p>
              <text:list>
                <text:list-item>
                  <text:p text:style-name="P9">System Architecture</text:p>
                </text:list-item>
                <text:list-item>
                  <text:p text:style-name="P9">Database Specification</text:p>
                </text:list-item>
                <text:list-item>
                  <text:p text:style-name="P9">Interface Specification</text:p>
                </text:list-item>
                <text:list-item>
                  <text:p text:style-name="P9">Component Specification</text:p>
                </text:list-item>
              </text:list>
            </text:list-item>
          </text:list>
        </text:list-item>
        <text:list-item>
          <text:p text:style-name="P9">Software Validation</text:p>
          <text:list>
            <text:list-item>
              <text:p text:style-name="P9">Goal: To show that the system both conforms to specification and that it meets the customer's expectations</text:p>
            </text:list-item>
            <text:list-item>
              <text:p text:style-name="P9">Activities</text:p>
              <text:list>
                <text:list-item>
                  <text:p text:style-name="P9">Component Testing</text:p>
                  <text:list>
                    <text:list-item>
                      <text:p text:style-name="P9">Each component is tested independently without other system compontents by the people developing the system.</text:p>
                    </text:list-item>
                  </text:list>
                </text:list-item>
                <text:list-item>
                  <text:p text:style-name="P9">System Testing</text:p>
                  <text:list>
                    <text:list-item>
                      <text:p text:style-name="P9">Components are integrated and testing is done to find errors that result from interactions between components and component interface problems</text:p>
                    </text:list-item>
                  </text:list>
                </text:list-item>
                <text:list-item>
                  <text:p text:style-name="P9">Acceptance Testing</text:p>
                  <text:list>
                    <text:list-item>
                      <text:p text:style-name="P9">System is tested with data supplied by the system custom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Software Evolution</text:p>
          <text:list>
            <text:list-item>
              <text:p text:style-name="P9">Define System Requirements</text:p>
            </text:list-item>
            <text:list-item>
              <text:p text:style-name="P9">Assess Existing Systems</text:p>
            </text:list-item>
            <text:list-item>
              <text:p text:style-name="P9">Propose System Changes</text:p>
            </text:list-item>
            <text:list-item>
              <text:p text:style-name="P9">Modify Systems or Create New System </text:p>
            </text:list-item>
          </text:list>
        </text:list-item>
      </text:list>
      <text:p text:style-name="P1"/>
      <text:p text:style-name="P1">2 Approaches to Reduce Rework Costs</text:p>
      <text:list xml:id="list1681659181" text:style-name="L16">
        <text:list-item>
          <text:p text:style-name="P10">Change Avoidance (by using Prototypes)</text:p>
        </text:list-item>
        <text:list-item>
          <text:p text:style-name="P10">Change Tolerance</text:p>
        </text:list-item>
        <text:list-item>
          <text:p text:style-name="P10">2 Ways of coping with change and changing system requirements</text:p>
          <text:list>
            <text:list-item>
              <text:p text:style-name="P10">System Prototyping -&gt; a version or part of the system is developed quickly to check the customer's requirements and the feasibility of some design decisions</text:p>
              <text:list>
                <text:list-item>
                  <text:p text:style-name="P10">This is Change Avoidance b/c it allows users to experiment with the system before delivery and therefore refine their requirements. (The number of requirement change proposals made after delivery is therefore likely to be reduced)</text:p>
                </text:list-item>
              </text:list>
            </text:list-item>
            <text:list-item>
              <text:p text:style-name="P10">Incremental Delivery -&gt;System increments are given to customer for comment and experimentation</text:p>
              <text:list>
                <text:list-item>
                  <text:p text:style-name="P10">This is Change Avoidance and Change Tolerance.</text:p>
                </text:list-item>
                <text:list-item>
                  <text:p text:style-name="P10">Avoids premature commitment to requirements for the whole system and allows changes to be incorporated into later increments at low cost</text:p>
                </text:list-item>
              </text:list>
            </text:list-item>
          </text:list>
        </text:list-item>
      </text:list>
      <text:p text:style-name="P1"/>
      <text:p text:style-name="P1">Prototyping Processing</text:p>
      <text:list xml:id="list447336051" text:style-name="L17">
        <text:list-item>
          <text:p text:style-name="P11">Establish Prototype Objectives (creates Protoyping Plan)</text:p>
        </text:list-item>
        <text:list-item>
          <text:p text:style-name="P11">Define Protoype Functionality (creates Outline Definition)</text:p>
        </text:list-item>
        <text:list-item>
          <text:p text:style-name="P11">Develop Prototype (creates Executable Protoype)</text:p>
        </text:list-item>
        <text:list-item>
          <text:p text:style-name="P11">Evaluate Prototype (creates Evaluation Report)</text:p>
        </text:list-item>
      </text:list>
      <text:p text:style-name="P1"/>
      <text:p text:style-name="P1">Prototyping</text:p>
      <text:list xml:id="list1879574549" text:style-name="L18">
        <text:list-item>
          <text:p text:style-name="P12">Helps validate requirements</text:p>
        </text:list-item>
        <text:list-item>
          <text:p text:style-name="P12">Helps explore SW solutions and GUI design</text:p>
        </text:list-item>
      </text:list>
      <text:p text:style-name="P1"/>
      <text:p text:style-name="P1"><text:soft-page-break/>Incremental Delivery Process</text:p>
      <text:list xml:id="list2146237248" text:style-name="L19">
        <text:list-item>
          <text:p text:style-name="P13">Define Outline Requirements</text:p>
        </text:list-item>
        <text:list-item>
          <text:p text:style-name="P13">Assigne Requiremtns to Increments</text:p>
        </text:list-item>
        <text:list-item>
          <text:p text:style-name="P13">Design System Architexture</text:p>
        </text:list-item>
        <text:list-item>
          <text:p text:style-name="P13">Develop System Incremental</text:p>
        </text:list-item>
        <text:list-item>
          <text:p text:style-name="P13">Validate Incremental</text:p>
        </text:list-item>
        <text:list-item>
          <text:p text:style-name="P13">Integrate Incremental</text:p>
        </text:list-item>
        <text:list-item>
          <text:p text:style-name="P13">Validate Systematic</text:p>
        </text:list-item>
        <text:list-item>
          <text:p text:style-name="P13">Deploy Increment and maybe begin developing next increment</text:p>
        </text:list-item>
      </text:list>
      <text:p text:style-name="P1"/>
      <text:p text:style-name="P1">Incremental Delivery </text:p>
      <text:list xml:id="list1543958862" text:style-name="L21">
        <text:list-item>
          <text:p text:style-name="P15">Advantages</text:p>
        </text:list-item>
      </text:list>
      <text:list xml:id="list537826192" text:style-name="L20">
        <text:list-item>
          <text:p text:style-name="P14">Customer can gain experience with system in increments and learn about more requirements for later increments</text:p>
        </text:list-item>
        <text:list-item>
          <text:p text:style-name="P14">Because high-priority services are delivered first, these will be tested heavily at first and also by each increment</text:p>
        </text:list-item>
      </text:list>
      <text:list xml:id="list1874344273" text:style-name="L22">
        <text:list-item>
          <text:p text:style-name="P16">Disadvantages</text:p>
          <text:list>
            <text:list-item>
              <text:p text:style-name="P16">Difficult to identify common facilities that are needed by all increments</text:p>
            </text:list-item>
          </text:list>
        </text:list-item>
      </text:list>
      <text:p text:style-name="P1"/>
      <text:p text:style-name="P1">Spiral Model</text:p>
      <text:list xml:id="list1421023143" text:style-name="L23">
        <text:list-item>
          <text:p text:style-name="P17">4 stages</text:p>
          <text:list>
            <text:list-item>
              <text:p text:style-name="P17">Object Setting</text:p>
              <text:list>
                <text:list-item>
                  <text:p text:style-name="P17">Determine Object, the potential alternatives, and the constraints on the system</text:p>
                </text:list-item>
              </text:list>
            </text:list-item>
            <text:list-item>
              <text:p text:style-name="P17">Risk Assessment and Reduction</text:p>
              <text:list>
                <text:list-item>
                  <text:p text:style-name="P17">For each risk identified, do a detailed analysis.</text:p>
                </text:list-item>
                <text:list-item>
                  <text:p text:style-name="P17">Evaluate alternatives and resolve risks and reduce them</text:p>
                </text:list-item>
              </text:list>
            </text:list-item>
            <text:list-item>
              <text:p text:style-name="P17">Development and Validation</text:p>
              <text:list>
                <text:list-item>
                  <text:p text:style-name="P17">A development model is chosen (i.e. Waterfall, Increment, etc.)</text:p>
                </text:list-item>
                <text:list-item>
                  <text:p text:style-name="P17">Develop and Verify product</text:p>
                </text:list-item>
              </text:list>
            </text:list-item>
            <text:list-item>
              <text:p text:style-name="P17">Planning</text:p>
              <text:list>
                <text:list-item>
                  <text:p text:style-name="P17">Review project and decide whether to continue another iteration of the loop</text:p>
                </text:list-item>
                <text:list-item>
                  <text:p text:style-name="P17">Plan next phase</text:p>
                </text:list-item>
              </text:list>
            </text:list-item>
          </text:list>
        </text:list-item>
        <text:list-item>
          <text:p text:style-name="P17">THIS COMBINES CHANGE AVOIDANCE AND CHANGE TOLERANCE</text:p>
        </text:list-item>
      </text:list>
      <text:p text:style-name="P1"/>
      <text:p text:style-name="P1">Rational Unified Process (RUP) (is a Process Model)</text:p>
      <text:list xml:id="list498538427" text:style-name="L24">
        <text:list-item>
          <text:p text:style-name="P18">3 Perspectives</text:p>
          <text:list>
            <text:list-item>
              <text:p text:style-name="P18">Dynamic -&gt; Shows the phases of the model over time</text:p>
            </text:list-item>
            <text:list-item>
              <text:p text:style-name="P18">Static -&gt; shows the process activities that are enacted</text:p>
            </text:list-item>
            <text:list-item>
              <text:p text:style-name="P18">Practice -&gt; Suggests good practices to be used during the process</text:p>
            </text:list-item>
          </text:list>
        </text:list-item>
        <text:list-item>
          <text:p text:style-name="P18">Phases (Dynamic)</text:p>
          <text:list>
            <text:list-item>
              <text:p text:style-name="P18">Inception</text:p>
              <text:list>
                <text:list-item>
                  <text:p text:style-name="P18">Establish a business case for the system</text:p>
                </text:list-item>
                <text:list-item>
                  <text:p text:style-name="P18">Define who will interact with the system and how they will interact</text:p>
                </text:list-item>
                <text:list-item>
                  <text:p text:style-name="P18">Evaluate the systems contribution to business</text:p>
                </text:list-item>
              </text:list>
            </text:list-item>
            <text:list-item>
              <text:p text:style-name="P18">Elaboration</text:p>
              <text:list>
                <text:list-item>
                  <text:p text:style-name="P18">Develop and understand the problem domain</text:p>
                </text:list-item>
                <text:list-item>
                  <text:p text:style-name="P18">Establish the architectural framework of the systematic</text:p>
                </text:list-item>
                <text:list-item>
                  <text:p text:style-name="P18">Develop project plan and identify project risks</text:p>
                </text:list-item>
                <text:list-item>
                  <text:p text:style-name="P18">Have requirements for the systematic</text:p>
                </text:list-item>
              </text:list>
            </text:list-item>
            <text:list-item>
              <text:p text:style-name="P18"><text:soft-page-break/>Construction</text:p>
              <text:list>
                <text:list-item>
                  <text:p text:style-name="P18">Design, programming, and testing</text:p>
                </text:list-item>
                <text:list-item>
                  <text:p text:style-name="P18">Integrate systems</text:p>
                </text:list-item>
              </text:list>
            </text:list-item>
            <text:list-item>
              <text:p text:style-name="P18">Transition</text:p>
              <text:list>
                <text:list-item>
                  <text:p text:style-name="P18">Move system into user community and make it work</text:p>
                </text:list-item>
              </text:list>
            </text:list-item>
          </text:list>
        </text:list-item>
        <text:list-item>
          <text:p text:style-name="P18">Workflows (Static)</text:p>
          <text:list>
            <text:list-item>
              <text:p text:style-name="P18">These are not mapped to a single phase but can exist in whatever phase</text:p>
            </text:list-item>
            <text:list-item>
              <text:p text:style-name="P18">List</text:p>
              <text:list>
                <text:list-item>
                  <text:p text:style-name="P18">Business Modeling</text:p>
                </text:list-item>
                <text:list-item>
                  <text:p text:style-name="P18">Requirements</text:p>
                </text:list-item>
                <text:list-item>
                  <text:p text:style-name="P18">Analysis and Design</text:p>
                  <text:list>
                    <text:list-item>
                      <text:p text:style-name="P18">Design model is create and documented using Architectural, Component, Object, and Sequence Models</text:p>
                    </text:list-item>
                  </text:list>
                </text:list-item>
                <text:list-item>
                  <text:p text:style-name="P18">Implementation</text:p>
                </text:list-item>
                <text:list-item>
                  <text:p text:style-name="P18">testing</text:p>
                </text:list-item>
                <text:list-item>
                  <text:p text:style-name="P18">Deployment</text:p>
                </text:list-item>
                <text:list-item>
                  <text:p text:style-name="P18">Configuration and Change Management</text:p>
                  <text:list>
                    <text:list-item>
                      <text:p text:style-name="P18">Manages changes to system</text:p>
                    </text:list-item>
                  </text:list>
                </text:list-item>
                <text:list-item>
                  <text:p text:style-name="P18">Project Management</text:p>
                  <text:list>
                    <text:list-item>
                      <text:p text:style-name="P18">Manage system development</text:p>
                    </text:list-item>
                  </text:list>
                </text:list-item>
                <text:list-item>
                  <text:p text:style-name="P18">Environment</text:p>
                  <text:list>
                    <text:list-item>
                      <text:p text:style-name="P18">Make appropriate SW tools available to the software tea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Practice Perspective</text:p>
          <text:list>
            <text:list-item>
              <text:p text:style-name="P18">Develop SW Iteratively</text:p>
              <text:list>
                <text:list-item>
                  <text:p text:style-name="P18">Plan increments and develop high-priority component first</text:p>
                </text:list-item>
              </text:list>
            </text:list-item>
            <text:list-item>
              <text:p text:style-name="P18">Manage requirements</text:p>
            </text:list-item>
            <text:list-item>
              <text:p text:style-name="P18">Use component-based architectures</text:p>
            </text:list-item>
            <text:list-item>
              <text:p text:style-name="P18">Visually model software</text:p>
            </text:list-item>
            <text:list-item>
              <text:p text:style-name="P18">Verify SW Quality</text:p>
            </text:list-item>
            <text:list-item>
              <text:p text:style-name="P18">Control Changes to SW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Retana</meta:initial-creator>
    <meta:creation-date>2013-09-11T12:32:10</meta:creation-date>
    <dc:date>2013-09-11T13:41:19</dc:date>
    <dc:creator>Luis Retana</dc:creator>
    <meta:editing-duration>PT01H09M09S</meta:editing-duration>
    <meta:editing-cycles>56</meta:editing-cycles>
    <meta:generator>OpenOffice.org/3.2$Linux OpenOffice.org_project/320m19$Build-9505</meta:generator>
    <meta:document-statistic meta:table-count="0" meta:image-count="0" meta:object-count="0" meta:page-count="5" meta:paragraph-count="189" meta:word-count="1344" meta:character-count="8542"/>
  </office:meta>
</office:document-meta>
</file>